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92.37pt" svg:height="501.93pt" svg:x="62.93pt" svg:y="434.24pt">
            <draw:object draw:notify-on-update-of-ranges="Sheet1.A14:Sheet1.A30 Sheet1.C14:Sheet1.C30 Sheet1.D14:Sheet1.D30 Sheet1.E14:Sheet1.E30 Sheet1.F14:Sheet1.F30 Sheet1.G14:Sheet1.G30 Sheet1.H14:Sheet1.H30 Sheet1.I14:Sheet1.I30 Sheet1.J14:Sheet1.J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orces on ARK Structure</text:p>
          </table:table-cell>
          <table:table-cell/>
          <table:table-cell office:value-type="string" calcext:value-type="string">
            <text:p>(METRIC)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ngle of force on A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angle of force <text:s/>on ancho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ongest Force is when alpha = 90, so all calculations based on th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 of ARK</text:p>
          </table:table-cell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ce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 <text:s/>Mount</text:p>
          </table:table-cell>
          <table:table-cell office:value-type="string" calcext:value-type="string">
            <text:p>Double Mou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$B$9]*[.$B$10] / ( SIN(RADIANS([.A13])))" office:value-type="float" office:value="137516.85239652" calcext:value-type="float">
            <text:p>137516.85239652</text:p>
          </table:table-cell>
          <table:table-cell table:formula="of:=[.D10]*[.$B$10] / (2 * SIN(RADIANS([.A13])))" office:value-type="float" office:value="68758.4261982602" calcext:value-type="float">
            <text:p>68758.4261982602</text:p>
          </table:table-cell>
          <table:table-cell table:formula="of:=[.$E$10]*[.$B$10] / (2 * SIN(RADIANS([.A13])))" office:value-type="float" office:value="74488.2950481152" calcext:value-type="float">
            <text:p>74488.2950481152</text:p>
          </table:table-cell>
          <table:table-cell table:formula="of:=[.$F$10]*[.$B$10] / (2 * SIN(RADIANS([.A13])))" office:value-type="float" office:value="80218.1638979703" calcext:value-type="float">
            <text:p>80218.1638979703</text:p>
          </table:table-cell>
          <table:table-cell table:formula="of:=[.$G$10]*[.$B$10] / (2 * SIN(RADIANS([.A13])))" office:value-type="float" office:value="85948.0327478253" calcext:value-type="float">
            <text:p>85948.0327478253</text:p>
          </table:table-cell>
          <table:table-cell table:formula="of:=[.$H$10]*[.$B$10] / (2 * SIN(RADIANS([.A13])))" office:value-type="float" office:value="91677.9015976803" calcext:value-type="float">
            <text:p>91677.9015976803</text:p>
          </table:table-cell>
          <table:table-cell table:formula="of:=[.$I$10]*[.$B$10] / (2 * SIN(RADIANS([.A13])))" office:value-type="float" office:value="97407.7704475353" calcext:value-type="float">
            <text:p>97407.7704475353</text:p>
          </table:table-cell>
          <table:table-cell table:formula="of:=[.$J$10]*[.$B$10] / (2 * SIN(RADIANS([.A13])))" office:value-type="float" office:value="103137.63929739" calcext:value-type="float">
            <text:p>103137.639297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$B$9]*[.$B$10] / ( SIN(RADIANS([.A14])))" office:value-type="float" office:value="13821.0491595447" calcext:value-type="float">
            <text:p>13821.0491595447</text:p>
          </table:table-cell>
          <table:table-cell table:formula="of:=[.$B$9]*[.$B$10] / (2 * SIN(RADIANS([.A14])))" office:value-type="float" office:value="6910.52457977236" calcext:value-type="float">
            <text:p>6910.52457977236</text:p>
          </table:table-cell>
          <table:table-cell table:formula="of:=[.$E$10]*[.$B$10] / (2 * SIN(RADIANS([.A14])))" office:value-type="float" office:value="7486.40162808673" calcext:value-type="float">
            <text:p>7486.40162808673</text:p>
          </table:table-cell>
          <table:table-cell table:formula="of:=[.$F$10]*[.$B$10] / (2 * SIN(RADIANS([.A14])))" office:value-type="float" office:value="8062.27867640109" calcext:value-type="float">
            <text:p>8062.27867640109</text:p>
          </table:table-cell>
          <table:table-cell table:formula="of:=[.$G$10]*[.$B$10] / (2 * SIN(RADIANS([.A14])))" office:value-type="float" office:value="8638.15572471545" calcext:value-type="float">
            <text:p>8638.15572471545</text:p>
          </table:table-cell>
          <table:table-cell table:formula="of:=[.$H$10]*[.$B$10] / (2 * SIN(RADIANS([.A14])))" office:value-type="float" office:value="9214.03277302981" calcext:value-type="float">
            <text:p>9214.03277302981</text:p>
          </table:table-cell>
          <table:table-cell table:formula="of:=[.$I$10]*[.$B$10] / (2 * SIN(RADIANS([.A14])))" office:value-type="float" office:value="9789.90982134418" calcext:value-type="float">
            <text:p>9789.90982134418</text:p>
          </table:table-cell>
          <table:table-cell table:formula="of:=[.$J$10]*[.$B$10] / (2 * SIN(RADIANS([.A14])))" office:value-type="float" office:value="10365.7868696585" calcext:value-type="float">
            <text:p>10365.78686965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$B$9]*[.$B$10] / ( SIN(RADIANS([.A15])))" office:value-type="float" office:value="9272.88793237506" calcext:value-type="float">
            <text:p>9272.88793237506</text:p>
          </table:table-cell>
          <table:table-cell table:formula="of:=[.$B$9]*[.$B$10] / (2 * SIN(RADIANS([.A15])))" office:value-type="float" office:value="4636.44396618753" calcext:value-type="float">
            <text:p>4636.44396618753</text:p>
          </table:table-cell>
          <table:table-cell table:formula="of:=[.$E$10]*[.$B$10] / (2 * SIN(RADIANS([.A15])))" office:value-type="float" office:value="5022.81429670316" calcext:value-type="float">
            <text:p>5022.81429670316</text:p>
          </table:table-cell>
          <table:table-cell table:formula="of:=[.$F$10]*[.$B$10] / (2 * SIN(RADIANS([.A15])))" office:value-type="float" office:value="5409.18462721878" calcext:value-type="float">
            <text:p>5409.18462721878</text:p>
          </table:table-cell>
          <table:table-cell table:formula="of:=[.$G$10]*[.$B$10] / (2 * SIN(RADIANS([.A15])))" office:value-type="float" office:value="5795.55495773441" calcext:value-type="float">
            <text:p>5795.55495773441</text:p>
          </table:table-cell>
          <table:table-cell table:formula="of:=[.$H$10]*[.$B$10] / (2 * SIN(RADIANS([.A15])))" office:value-type="float" office:value="6181.92528825004" calcext:value-type="float">
            <text:p>6181.92528825004</text:p>
          </table:table-cell>
          <table:table-cell table:formula="of:=[.$I$10]*[.$B$10] / (2 * SIN(RADIANS([.A15])))" office:value-type="float" office:value="6568.29561876566" calcext:value-type="float">
            <text:p>6568.29561876566</text:p>
          </table:table-cell>
          <table:table-cell table:formula="of:=[.$J$10]*[.$B$10] / (2 * SIN(RADIANS([.A15])))" office:value-type="float" office:value="6954.66594928129" calcext:value-type="float">
            <text:p>6954.66594928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$B$9]*[.$B$10] / ( SIN(RADIANS([.A16])))" office:value-type="float" office:value="7017.13056039141" calcext:value-type="float">
            <text:p>7017.13056039141</text:p>
          </table:table-cell>
          <table:table-cell table:formula="of:=[.$B$9]*[.$B$10] / (2 * SIN(RADIANS([.A16])))" office:value-type="float" office:value="3508.5652801957" calcext:value-type="float">
            <text:p>3508.5652801957</text:p>
          </table:table-cell>
          <table:table-cell table:formula="of:=[.$E$10]*[.$B$10] / (2 * SIN(RADIANS([.A16])))" office:value-type="float" office:value="3800.94572021201" calcext:value-type="float">
            <text:p>3800.94572021201</text:p>
          </table:table-cell>
          <table:table-cell table:formula="of:=[.$F$10]*[.$B$10] / (2 * SIN(RADIANS([.A16])))" office:value-type="float" office:value="4093.32616022832" calcext:value-type="float">
            <text:p>4093.32616022832</text:p>
          </table:table-cell>
          <table:table-cell table:formula="of:=[.$G$10]*[.$B$10] / (2 * SIN(RADIANS([.A16])))" office:value-type="float" office:value="4385.70660024463" calcext:value-type="float">
            <text:p>4385.70660024463</text:p>
          </table:table-cell>
          <table:table-cell table:formula="of:=[.$H$10]*[.$B$10] / (2 * SIN(RADIANS([.A16])))" office:value-type="float" office:value="4678.08704026094" calcext:value-type="float">
            <text:p>4678.08704026094</text:p>
          </table:table-cell>
          <table:table-cell table:formula="of:=[.$I$10]*[.$B$10] / (2 * SIN(RADIANS([.A16])))" office:value-type="float" office:value="4970.46748027725" calcext:value-type="float">
            <text:p>4970.46748027725</text:p>
          </table:table-cell>
          <table:table-cell table:formula="of:=[.$J$10]*[.$B$10] / (2 * SIN(RADIANS([.A16])))" office:value-type="float" office:value="5262.84792029356" calcext:value-type="float">
            <text:p>5262.847920293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$B$9]*[.$B$10] / ( SIN(RADIANS([.A17])))" office:value-type="float" office:value="5678.883799566" calcext:value-type="float">
            <text:p>5678.883799566</text:p>
          </table:table-cell>
          <table:table-cell table:formula="of:=[.$B$9]*[.$B$10] / (2 * SIN(RADIANS([.A17])))" office:value-type="float" office:value="2839.441899783" calcext:value-type="float">
            <text:p>2839.441899783</text:p>
          </table:table-cell>
          <table:table-cell table:formula="of:=[.$E$10]*[.$B$10] / (2 * SIN(RADIANS([.A17])))" office:value-type="float" office:value="3076.06205809825" calcext:value-type="float">
            <text:p>3076.06205809825</text:p>
          </table:table-cell>
          <table:table-cell table:formula="of:=[.$F$10]*[.$B$10] / (2 * SIN(RADIANS([.A17])))" office:value-type="float" office:value="3312.6822164135" calcext:value-type="float">
            <text:p>3312.6822164135</text:p>
          </table:table-cell>
          <table:table-cell table:formula="of:=[.$G$10]*[.$B$10] / (2 * SIN(RADIANS([.A17])))" office:value-type="float" office:value="3549.30237472875" calcext:value-type="float">
            <text:p>3549.30237472875</text:p>
          </table:table-cell>
          <table:table-cell table:formula="of:=[.$H$10]*[.$B$10] / (2 * SIN(RADIANS([.A17])))" office:value-type="float" office:value="3785.922533044" calcext:value-type="float">
            <text:p>3785.922533044</text:p>
          </table:table-cell>
          <table:table-cell table:formula="of:=[.$I$10]*[.$B$10] / (2 * SIN(RADIANS([.A17])))" office:value-type="float" office:value="4022.54269135925" calcext:value-type="float">
            <text:p>4022.54269135925</text:p>
          </table:table-cell>
          <table:table-cell table:formula="of:=[.$J$10]*[.$B$10] / (2 * SIN(RADIANS([.A17])))" office:value-type="float" office:value="4259.1628496745" calcext:value-type="float">
            <text:p>4259.1628496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$B$9]*[.$B$10] / ( SIN(RADIANS([.A18])))" office:value-type="float" office:value="4800" calcext:value-type="float">
            <text:p>4800</text:p>
          </table:table-cell>
          <table:table-cell table:formula="of:=[.$B$9]*[.$B$10] / (2 * SIN(RADIANS([.A18])))" office:value-type="float" office:value="2400" calcext:value-type="float">
            <text:p>2400</text:p>
          </table:table-cell>
          <table:table-cell table:formula="of:=[.$E$10]*[.$B$10] / (2 * SIN(RADIANS([.A18])))" office:value-type="float" office:value="2600" calcext:value-type="float">
            <text:p>2600</text:p>
          </table:table-cell>
          <table:table-cell table:formula="of:=[.$F$10]*[.$B$10] / (2 * SIN(RADIANS([.A18])))" office:value-type="float" office:value="2800" calcext:value-type="float">
            <text:p>2800</text:p>
          </table:table-cell>
          <table:table-cell table:formula="of:=[.$G$10]*[.$B$10] / (2 * SIN(RADIANS([.A18])))" office:value-type="float" office:value="3000" calcext:value-type="float">
            <text:p>3000</text:p>
          </table:table-cell>
          <table:table-cell table:formula="of:=[.$H$10]*[.$B$10] / (2 * SIN(RADIANS([.A18])))" office:value-type="float" office:value="3200" calcext:value-type="float">
            <text:p>3200</text:p>
          </table:table-cell>
          <table:table-cell table:formula="of:=[.$I$10]*[.$B$10] / (2 * SIN(RADIANS([.A18])))" office:value-type="float" office:value="3400" calcext:value-type="float">
            <text:p>3400</text:p>
          </table:table-cell>
          <table:table-cell table:formula="of:=[.$J$10]*[.$B$10] / (2 * SIN(RADIANS([.A18])))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$B$9]*[.$B$10] / ( SIN(RADIANS([.A19])))" office:value-type="float" office:value="4184.27230949064" calcext:value-type="float">
            <text:p>4184.27230949064</text:p>
          </table:table-cell>
          <table:table-cell table:formula="of:=[.$B$9]*[.$B$10] / (2 * SIN(RADIANS([.A19])))" office:value-type="float" office:value="2092.13615474532" calcext:value-type="float">
            <text:p>2092.13615474532</text:p>
          </table:table-cell>
          <table:table-cell table:formula="of:=[.$E$10]*[.$B$10] / (2 * SIN(RADIANS([.A19])))" office:value-type="float" office:value="2266.48083430743" calcext:value-type="float">
            <text:p>2266.48083430743</text:p>
          </table:table-cell>
          <table:table-cell table:formula="of:=[.$F$10]*[.$B$10] / (2 * SIN(RADIANS([.A19])))" office:value-type="float" office:value="2440.82551386954" calcext:value-type="float">
            <text:p>2440.82551386954</text:p>
          </table:table-cell>
          <table:table-cell table:formula="of:=[.$G$10]*[.$B$10] / (2 * SIN(RADIANS([.A19])))" office:value-type="float" office:value="2615.17019343165" calcext:value-type="float">
            <text:p>2615.17019343165</text:p>
          </table:table-cell>
          <table:table-cell table:formula="of:=[.$H$10]*[.$B$10] / (2 * SIN(RADIANS([.A19])))" office:value-type="float" office:value="2789.51487299376" calcext:value-type="float">
            <text:p>2789.51487299376</text:p>
          </table:table-cell>
          <table:table-cell table:formula="of:=[.$I$10]*[.$B$10] / (2 * SIN(RADIANS([.A19])))" office:value-type="float" office:value="2963.85955255587" calcext:value-type="float">
            <text:p>2963.85955255587</text:p>
          </table:table-cell>
          <table:table-cell table:formula="of:=[.$J$10]*[.$B$10] / (2 * SIN(RADIANS([.A19])))" office:value-type="float" office:value="3138.20423211798" calcext:value-type="float">
            <text:p>3138.204232117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$B$9]*[.$B$10] / ( SIN(RADIANS([.A20])))" office:value-type="float" office:value="3733.73718446499" calcext:value-type="float">
            <text:p>3733.73718446499</text:p>
          </table:table-cell>
          <table:table-cell table:formula="of:=[.$B$9]*[.$B$10] / (2 * SIN(RADIANS([.A20])))" office:value-type="float" office:value="1866.8685922325" calcext:value-type="float">
            <text:p>1866.8685922325</text:p>
          </table:table-cell>
          <table:table-cell table:formula="of:=[.$E$10]*[.$B$10] / (2 * SIN(RADIANS([.A20])))" office:value-type="float" office:value="2022.44097491854" calcext:value-type="float">
            <text:p>2022.44097491854</text:p>
          </table:table-cell>
          <table:table-cell table:formula="of:=[.$F$10]*[.$B$10] / (2 * SIN(RADIANS([.A20])))" office:value-type="float" office:value="2178.01335760458" calcext:value-type="float">
            <text:p>2178.01335760458</text:p>
          </table:table-cell>
          <table:table-cell table:formula="of:=[.$G$10]*[.$B$10] / (2 * SIN(RADIANS([.A20])))" office:value-type="float" office:value="2333.58574029062" calcext:value-type="float">
            <text:p>2333.58574029062</text:p>
          </table:table-cell>
          <table:table-cell table:formula="of:=[.$H$10]*[.$B$10] / (2 * SIN(RADIANS([.A20])))" office:value-type="float" office:value="2489.15812297666" calcext:value-type="float">
            <text:p>2489.15812297666</text:p>
          </table:table-cell>
          <table:table-cell table:formula="of:=[.$I$10]*[.$B$10] / (2 * SIN(RADIANS([.A20])))" office:value-type="float" office:value="2644.7305056627" calcext:value-type="float">
            <text:p>2644.7305056627</text:p>
          </table:table-cell>
          <table:table-cell table:formula="of:=[.$J$10]*[.$B$10] / (2 * SIN(RADIANS([.A20])))" office:value-type="float" office:value="2800.30288834874" calcext:value-type="float">
            <text:p>2800.30288834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$B$9]*[.$B$10] / ( SIN(RADIANS([.A21])))" office:value-type="float" office:value="3394.11254969543" calcext:value-type="float">
            <text:p>3394.11254969543</text:p>
          </table:table-cell>
          <table:table-cell table:formula="of:=[.$B$9]*[.$B$10] / (2 * SIN(RADIANS([.A21])))" office:value-type="float" office:value="1697.05627484771" calcext:value-type="float">
            <text:p>1697.05627484771</text:p>
          </table:table-cell>
          <table:table-cell table:formula="of:=[.$E$10]*[.$B$10] / (2 * SIN(RADIANS([.A21])))" office:value-type="float" office:value="1838.47763108502" calcext:value-type="float">
            <text:p>1838.47763108502</text:p>
          </table:table-cell>
          <table:table-cell table:formula="of:=[.$F$10]*[.$B$10] / (2 * SIN(RADIANS([.A21])))" office:value-type="float" office:value="1979.89898732233" calcext:value-type="float">
            <text:p>1979.89898732233</text:p>
          </table:table-cell>
          <table:table-cell table:formula="of:=[.$G$10]*[.$B$10] / (2 * SIN(RADIANS([.A21])))" office:value-type="float" office:value="2121.32034355964" calcext:value-type="float">
            <text:p>2121.32034355964</text:p>
          </table:table-cell>
          <table:table-cell table:formula="of:=[.$H$10]*[.$B$10] / (2 * SIN(RADIANS([.A21])))" office:value-type="float" office:value="2262.74169979695" calcext:value-type="float">
            <text:p>2262.74169979695</text:p>
          </table:table-cell>
          <table:table-cell table:formula="of:=[.$I$10]*[.$B$10] / (2 * SIN(RADIANS([.A21])))" office:value-type="float" office:value="2404.16305603426" calcext:value-type="float">
            <text:p>2404.16305603426</text:p>
          </table:table-cell>
          <table:table-cell table:formula="of:=[.$J$10]*[.$B$10] / (2 * SIN(RADIANS([.A21])))" office:value-type="float" office:value="2545.58441227157" calcext:value-type="float">
            <text:p>2545.58441227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$B$9]*[.$B$10] / ( SIN(RADIANS([.A22])))" office:value-type="float" office:value="3132.97749439747" calcext:value-type="float">
            <text:p>3132.97749439747</text:p>
          </table:table-cell>
          <table:table-cell table:formula="of:=[.$B$9]*[.$B$10] / (2 * SIN(RADIANS([.A22])))" office:value-type="float" office:value="1566.48874719873" calcext:value-type="float">
            <text:p>1566.48874719873</text:p>
          </table:table-cell>
          <table:table-cell table:formula="of:=[.$E$10]*[.$B$10] / (2 * SIN(RADIANS([.A22])))" office:value-type="float" office:value="1697.02947613196" calcext:value-type="float">
            <text:p>1697.02947613196</text:p>
          </table:table-cell>
          <table:table-cell table:formula="of:=[.$F$10]*[.$B$10] / (2 * SIN(RADIANS([.A22])))" office:value-type="float" office:value="1827.57020506519" calcext:value-type="float">
            <text:p>1827.57020506519</text:p>
          </table:table-cell>
          <table:table-cell table:formula="of:=[.$G$10]*[.$B$10] / (2 * SIN(RADIANS([.A22])))" office:value-type="float" office:value="1958.11093399842" calcext:value-type="float">
            <text:p>1958.11093399842</text:p>
          </table:table-cell>
          <table:table-cell table:formula="of:=[.$H$10]*[.$B$10] / (2 * SIN(RADIANS([.A22])))" office:value-type="float" office:value="2088.65166293165" calcext:value-type="float">
            <text:p>2088.65166293165</text:p>
          </table:table-cell>
          <table:table-cell table:formula="of:=[.$I$10]*[.$B$10] / (2 * SIN(RADIANS([.A22])))" office:value-type="float" office:value="2219.19239186487" calcext:value-type="float">
            <text:p>2219.19239186487</text:p>
          </table:table-cell>
          <table:table-cell table:formula="of:=[.$J$10]*[.$B$10] / (2 * SIN(RADIANS([.A22])))" office:value-type="float" office:value="2349.7331207981" calcext:value-type="float">
            <text:p>2349.73312079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.$B$9]*[.$B$10] / ( SIN(RADIANS([.A23])))" office:value-type="float" office:value="2929.85901302749" calcext:value-type="float">
            <text:p>2929.85901302749</text:p>
          </table:table-cell>
          <table:table-cell table:formula="of:=[.$B$9]*[.$B$10] / (2 * SIN(RADIANS([.A23])))" office:value-type="float" office:value="1464.92950651375" calcext:value-type="float">
            <text:p>1464.92950651375</text:p>
          </table:table-cell>
          <table:table-cell table:formula="of:=[.$E$10]*[.$B$10] / (2 * SIN(RADIANS([.A23])))" office:value-type="float" office:value="1587.00696538989" calcext:value-type="float">
            <text:p>1587.00696538989</text:p>
          </table:table-cell>
          <table:table-cell table:formula="of:=[.$F$10]*[.$B$10] / (2 * SIN(RADIANS([.A23])))" office:value-type="float" office:value="1709.08442426604" calcext:value-type="float">
            <text:p>1709.08442426604</text:p>
          </table:table-cell>
          <table:table-cell table:formula="of:=[.$G$10]*[.$B$10] / (2 * SIN(RADIANS([.A23])))" office:value-type="float" office:value="1831.16188314218" calcext:value-type="float">
            <text:p>1831.16188314218</text:p>
          </table:table-cell>
          <table:table-cell table:formula="of:=[.$H$10]*[.$B$10] / (2 * SIN(RADIANS([.A23])))" office:value-type="float" office:value="1953.23934201833" calcext:value-type="float">
            <text:p>1953.23934201833</text:p>
          </table:table-cell>
          <table:table-cell table:formula="of:=[.$I$10]*[.$B$10] / (2 * SIN(RADIANS([.A23])))" office:value-type="float" office:value="2075.31680089448" calcext:value-type="float">
            <text:p>2075.31680089448</text:p>
          </table:table-cell>
          <table:table-cell table:formula="of:=[.$J$10]*[.$B$10] / (2 * SIN(RADIANS([.A23])))" office:value-type="float" office:value="2197.39425977062" calcext:value-type="float">
            <text:p>2197.394259770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$B$9]*[.$B$10] / ( SIN(RADIANS([.A24])))" office:value-type="float" office:value="2771.2812921102" calcext:value-type="float">
            <text:p>2771.2812921102</text:p>
          </table:table-cell>
          <table:table-cell table:formula="of:=[.$B$9]*[.$B$10] / (2 * SIN(RADIANS([.A24])))" office:value-type="float" office:value="1385.6406460551" calcext:value-type="float">
            <text:p>1385.6406460551</text:p>
          </table:table-cell>
          <table:table-cell table:formula="of:=[.$E$10]*[.$B$10] / (2 * SIN(RADIANS([.A24])))" office:value-type="float" office:value="1501.11069989303" calcext:value-type="float">
            <text:p>1501.11069989303</text:p>
          </table:table-cell>
          <table:table-cell table:formula="of:=[.$F$10]*[.$B$10] / (2 * SIN(RADIANS([.A24])))" office:value-type="float" office:value="1616.58075373095" calcext:value-type="float">
            <text:p>1616.58075373095</text:p>
          </table:table-cell>
          <table:table-cell table:formula="of:=[.$G$10]*[.$B$10] / (2 * SIN(RADIANS([.A24])))" office:value-type="float" office:value="1732.05080756888" calcext:value-type="float">
            <text:p>1732.05080756888</text:p>
          </table:table-cell>
          <table:table-cell table:formula="of:=[.$H$10]*[.$B$10] / (2 * SIN(RADIANS([.A24])))" office:value-type="float" office:value="1847.5208614068" calcext:value-type="float">
            <text:p>1847.5208614068</text:p>
          </table:table-cell>
          <table:table-cell table:formula="of:=[.$I$10]*[.$B$10] / (2 * SIN(RADIANS([.A24])))" office:value-type="float" office:value="1962.99091524473" calcext:value-type="float">
            <text:p>1962.99091524473</text:p>
          </table:table-cell>
          <table:table-cell table:formula="of:=[.$J$10]*[.$B$10] / (2 * SIN(RADIANS([.A24])))" office:value-type="float" office:value="2078.46096908265" calcext:value-type="float">
            <text:p>2078.460969082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[.$B$9]*[.$B$10] / ( SIN(RADIANS([.A25])))" office:value-type="float" office:value="2648.10700550998" calcext:value-type="float">
            <text:p>2648.10700550998</text:p>
          </table:table-cell>
          <table:table-cell table:formula="of:=[.$B$9]*[.$B$10] / (2 * SIN(RADIANS([.A25])))" office:value-type="float" office:value="1324.05350275499" calcext:value-type="float">
            <text:p>1324.05350275499</text:p>
          </table:table-cell>
          <table:table-cell table:formula="of:=[.$E$10]*[.$B$10] / (2 * SIN(RADIANS([.A25])))" office:value-type="float" office:value="1434.39129465124" calcext:value-type="float">
            <text:p>1434.39129465124</text:p>
          </table:table-cell>
          <table:table-cell table:formula="of:=[.$F$10]*[.$B$10] / (2 * SIN(RADIANS([.A25])))" office:value-type="float" office:value="1544.72908654749" calcext:value-type="float">
            <text:p>1544.72908654749</text:p>
          </table:table-cell>
          <table:table-cell table:formula="of:=[.$G$10]*[.$B$10] / (2 * SIN(RADIANS([.A25])))" office:value-type="float" office:value="1655.06687844374" calcext:value-type="float">
            <text:p>1655.06687844374</text:p>
          </table:table-cell>
          <table:table-cell table:formula="of:=[.$H$10]*[.$B$10] / (2 * SIN(RADIANS([.A25])))" office:value-type="float" office:value="1765.40467033999" calcext:value-type="float">
            <text:p>1765.40467033999</text:p>
          </table:table-cell>
          <table:table-cell table:formula="of:=[.$I$10]*[.$B$10] / (2 * SIN(RADIANS([.A25])))" office:value-type="float" office:value="1875.74246223624" calcext:value-type="float">
            <text:p>1875.74246223624</text:p>
          </table:table-cell>
          <table:table-cell table:formula="of:=[.$J$10]*[.$B$10] / (2 * SIN(RADIANS([.A25])))" office:value-type="float" office:value="1986.08025413249" calcext:value-type="float">
            <text:p>1986.080254132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$B$9]*[.$B$10] / ( SIN(RADIANS([.A26])))" office:value-type="float" office:value="2554.02665394219" calcext:value-type="float">
            <text:p>2554.02665394219</text:p>
          </table:table-cell>
          <table:table-cell table:formula="of:=[.$B$9]*[.$B$10] / (2 * SIN(RADIANS([.A26])))" office:value-type="float" office:value="1277.01332697109" calcext:value-type="float">
            <text:p>1277.01332697109</text:p>
          </table:table-cell>
          <table:table-cell table:formula="of:=[.$E$10]*[.$B$10] / (2 * SIN(RADIANS([.A26])))" office:value-type="float" office:value="1383.43110421869" calcext:value-type="float">
            <text:p>1383.43110421869</text:p>
          </table:table-cell>
          <table:table-cell table:formula="of:=[.$F$10]*[.$B$10] / (2 * SIN(RADIANS([.A26])))" office:value-type="float" office:value="1489.84888146628" calcext:value-type="float">
            <text:p>1489.84888146628</text:p>
          </table:table-cell>
          <table:table-cell table:formula="of:=[.$G$10]*[.$B$10] / (2 * SIN(RADIANS([.A26])))" office:value-type="float" office:value="1596.26665871387" calcext:value-type="float">
            <text:p>1596.26665871387</text:p>
          </table:table-cell>
          <table:table-cell table:formula="of:=[.$H$10]*[.$B$10] / (2 * SIN(RADIANS([.A26])))" office:value-type="float" office:value="1702.68443596146" calcext:value-type="float">
            <text:p>1702.68443596146</text:p>
          </table:table-cell>
          <table:table-cell table:formula="of:=[.$I$10]*[.$B$10] / (2 * SIN(RADIANS([.A26])))" office:value-type="float" office:value="1809.10221320905" calcext:value-type="float">
            <text:p>1809.10221320905</text:p>
          </table:table-cell>
          <table:table-cell table:formula="of:=[.$J$10]*[.$B$10] / (2 * SIN(RADIANS([.A26])))" office:value-type="float" office:value="1915.51999045664" calcext:value-type="float">
            <text:p>1915.51999045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[.$B$9]*[.$B$10] / ( SIN(RADIANS([.A27])))" office:value-type="float" office:value="2484.6628329842" calcext:value-type="float">
            <text:p>2484.6628329842</text:p>
          </table:table-cell>
          <table:table-cell table:formula="of:=[.$B$9]*[.$B$10] / (2 * SIN(RADIANS([.A27])))" office:value-type="float" office:value="1242.3314164921" calcext:value-type="float">
            <text:p>1242.3314164921</text:p>
          </table:table-cell>
          <table:table-cell table:formula="of:=[.$E$10]*[.$B$10] / (2 * SIN(RADIANS([.A27])))" office:value-type="float" office:value="1345.85903453311" calcext:value-type="float">
            <text:p>1345.85903453311</text:p>
          </table:table-cell>
          <table:table-cell table:formula="of:=[.$F$10]*[.$B$10] / (2 * SIN(RADIANS([.A27])))" office:value-type="float" office:value="1449.38665257412" calcext:value-type="float">
            <text:p>1449.38665257412</text:p>
          </table:table-cell>
          <table:table-cell table:formula="of:=[.$G$10]*[.$B$10] / (2 * SIN(RADIANS([.A27])))" office:value-type="float" office:value="1552.91427061512" calcext:value-type="float">
            <text:p>1552.91427061512</text:p>
          </table:table-cell>
          <table:table-cell table:formula="of:=[.$H$10]*[.$B$10] / (2 * SIN(RADIANS([.A27])))" office:value-type="float" office:value="1656.44188865613" calcext:value-type="float">
            <text:p>1656.44188865613</text:p>
          </table:table-cell>
          <table:table-cell table:formula="of:=[.$I$10]*[.$B$10] / (2 * SIN(RADIANS([.A27])))" office:value-type="float" office:value="1759.96950669714" calcext:value-type="float">
            <text:p>1759.96950669714</text:p>
          </table:table-cell>
          <table:table-cell table:formula="of:=[.$J$10]*[.$B$10] / (2 * SIN(RADIANS([.A27])))" office:value-type="float" office:value="1863.49712473815" calcext:value-type="float">
            <text:p>1863.497124738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$B$9]*[.$B$10] / ( SIN(RADIANS([.A28])))" office:value-type="float" office:value="2437.02386852579" calcext:value-type="float">
            <text:p>2437.02386852579</text:p>
          </table:table-cell>
          <table:table-cell table:formula="of:=[.$B$9]*[.$B$10] / (2 * SIN(RADIANS([.A28])))" office:value-type="float" office:value="1218.51193426289" calcext:value-type="float">
            <text:p>1218.51193426289</text:p>
          </table:table-cell>
          <table:table-cell table:formula="of:=[.$E$10]*[.$B$10] / (2 * SIN(RADIANS([.A28])))" office:value-type="float" office:value="1320.05459545147" calcext:value-type="float">
            <text:p>1320.05459545147</text:p>
          </table:table-cell>
          <table:table-cell table:formula="of:=[.$F$10]*[.$B$10] / (2 * SIN(RADIANS([.A28])))" office:value-type="float" office:value="1421.59725664004" calcext:value-type="float">
            <text:p>1421.59725664004</text:p>
          </table:table-cell>
          <table:table-cell table:formula="of:=[.$G$10]*[.$B$10] / (2 * SIN(RADIANS([.A28])))" office:value-type="float" office:value="1523.13991782862" calcext:value-type="float">
            <text:p>1523.13991782862</text:p>
          </table:table-cell>
          <table:table-cell table:formula="of:=[.$H$10]*[.$B$10] / (2 * SIN(RADIANS([.A28])))" office:value-type="float" office:value="1624.68257901719" calcext:value-type="float">
            <text:p>1624.68257901719</text:p>
          </table:table-cell>
          <table:table-cell table:formula="of:=[.$I$10]*[.$B$10] / (2 * SIN(RADIANS([.A28])))" office:value-type="float" office:value="1726.22524020577" calcext:value-type="float">
            <text:p>1726.22524020577</text:p>
          </table:table-cell>
          <table:table-cell table:formula="of:=[.$J$10]*[.$B$10] / (2 * SIN(RADIANS([.A28])))" office:value-type="float" office:value="1827.76790139434" calcext:value-type="float">
            <text:p>1827.767901394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[.$B$9]*[.$B$10] / ( SIN(RADIANS([.A29])))" office:value-type="float" office:value="2409.16761010403" calcext:value-type="float">
            <text:p>2409.16761010403</text:p>
          </table:table-cell>
          <table:table-cell table:formula="of:=[.$B$9]*[.$B$10] / (2 * SIN(RADIANS([.A29])))" office:value-type="float" office:value="1204.58380505202" calcext:value-type="float">
            <text:p>1204.58380505202</text:p>
          </table:table-cell>
          <table:table-cell table:formula="of:=[.$E$10]*[.$B$10] / (2 * SIN(RADIANS([.A29])))" office:value-type="float" office:value="1304.96578880635" calcext:value-type="float">
            <text:p>1304.96578880635</text:p>
          </table:table-cell>
          <table:table-cell table:formula="of:=[.$F$10]*[.$B$10] / (2 * SIN(RADIANS([.A29])))" office:value-type="float" office:value="1405.34777256069" calcext:value-type="float">
            <text:p>1405.34777256069</text:p>
          </table:table-cell>
          <table:table-cell table:formula="of:=[.$G$10]*[.$B$10] / (2 * SIN(RADIANS([.A29])))" office:value-type="float" office:value="1505.72975631502" calcext:value-type="float">
            <text:p>1505.72975631502</text:p>
          </table:table-cell>
          <table:table-cell table:formula="of:=[.$H$10]*[.$B$10] / (2 * SIN(RADIANS([.A29])))" office:value-type="float" office:value="1606.11174006936" calcext:value-type="float">
            <text:p>1606.11174006936</text:p>
          </table:table-cell>
          <table:table-cell table:formula="of:=[.$I$10]*[.$B$10] / (2 * SIN(RADIANS([.A29])))" office:value-type="float" office:value="1706.49372382369" calcext:value-type="float">
            <text:p>1706.49372382369</text:p>
          </table:table-cell>
          <table:table-cell table:formula="of:=[.$J$10]*[.$B$10] / (2 * SIN(RADIANS([.A29])))" office:value-type="float" office:value="1806.87570757803" calcext:value-type="float">
            <text:p>1806.875707578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$B$9]*[.$B$10] / ( SIN(RADIANS([.A30])))" office:value-type="float" office:value="2400" calcext:value-type="float">
            <text:p>2400</text:p>
          </table:table-cell>
          <table:table-cell table:formula="of:=[.$B$9]*[.$B$10] / (2 * SIN(RADIANS([.A30])))" office:value-type="float" office:value="1200" calcext:value-type="float">
            <text:p>1200</text:p>
          </table:table-cell>
          <table:table-cell table:formula="of:=[.$E$10]*[.$B$10] / (2 * SIN(RADIANS([.A30])))" office:value-type="float" office:value="1300" calcext:value-type="float">
            <text:p>1300</text:p>
          </table:table-cell>
          <table:table-cell table:formula="of:=[.$F$10]*[.$B$10] / (2 * SIN(RADIANS([.A30])))" office:value-type="float" office:value="1400" calcext:value-type="float">
            <text:p>1400</text:p>
          </table:table-cell>
          <table:table-cell table:formula="of:=[.$G$10]*[.$B$10] / (2 * SIN(RADIANS([.A30])))" office:value-type="float" office:value="1500" calcext:value-type="float">
            <text:p>1500</text:p>
          </table:table-cell>
          <table:table-cell table:formula="of:=[.$H$10]*[.$B$10] / (2 * SIN(RADIANS([.A30])))" office:value-type="float" office:value="1600" calcext:value-type="float">
            <text:p>1600</text:p>
          </table:table-cell>
          <table:table-cell table:formula="of:=[.$I$10]*[.$B$10] / (2 * SIN(RADIANS([.A30])))" office:value-type="float" office:value="1700" calcext:value-type="float">
            <text:p>1700</text:p>
          </table:table-cell>
          <table:table-cell table:formula="of:=[.$J$10]*[.$B$10] / (2 * SIN(RADIANS([.A30])))" office:value-type="float" office:value="1800" calcext:value-type="float">
            <text:p>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08:05:42.603586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05:52.998131829</meta:creation-date>
    <dc:date>2019-10-30T15:22:11.796401461</dc:date>
    <meta:editing-duration>PT4H42M37S</meta:editing-duration>
    <meta:editing-cycles>1</meta:editing-cycles>
    <meta:generator>LibreOffice/6.0.7.3$Linux_X86_64 LibreOffice_project/00m0$Build-3</meta:generator>
    <meta:document-statistic meta:table-count="1" meta:cell-count="18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482cm" svg:height="17.708cm" xlink:href=".." xlink:type="simple" chart:class="chart:line" chart:style-name="ch1">
        <chart:title svg:x="13.237cm" svg:y="0.49cm" chart:style-name="ch2">
          <text:p>Forces on ARK vs Mass</text:p>
        </chart:title>
        <chart:legend chart:legend-position="end" svg:x="29.027cm" svg:y="6.812cm" style:legend-expansion="high" chart:style-name="ch3"/>
        <chart:plot-area chart:style-name="ch4" table:cell-range-address="Sheet1.A14:Sheet1.A30 Sheet1.C14:Sheet1.J30" chart:data-source-has-labels="both" svg:x="1.381cm" svg:y="0.366cm" svg:width="24.07cm" svg:height="16.18cm">
          <chartooo:coordinate-region svg:x="2.558cm" svg:y="0.566cm" svg:width="22.706cm" svg:height="15.333cm"/>
          <chart:axis chart:dimension="x" chart:name="primary-x" chart:style-name="ch5" chartooo:axis-type="auto">
            <chartooo:date-scale/>
            <chart:title svg:x="12.314cm" svg:y="16.9cm" chart:style-name="ch6">
              <text:p>Angle of Force</text:p>
            </chart:title>
            <chart:categories table:cell-range-address="Sheet1.A14:Sheet1.A30"/>
          </chart:axis>
          <chart:axis chart:dimension="y" chart:name="primary-y" chart:style-name="ch5">
            <chart:title svg:x="0.192cm" svg:y="9.188cm" chart:style-name="ch7">
              <text:p>Force (N)</text:p>
            </chart:title>
            <chart:grid chart:style-name="ch8" chart:class="major"/>
          </chart:axis>
          <chart:series chart:style-name="ch9" chart:values-cell-range-address="Sheet1.C14:Sheet1.C30" loext:label-string="single" chart:class="chart:line">
            <chart:data-point chart:repeated="17"/>
          </chart:series>
          <chart:series chart:style-name="ch10" chart:values-cell-range-address="Sheet1.D14:Sheet1.D30" loext:label-string="1200kg" chart:class="chart:line">
            <chart:data-point chart:repeated="17"/>
          </chart:series>
          <chart:series chart:style-name="ch11" chart:values-cell-range-address="Sheet1.E14:Sheet1.E30" loext:label-string="1300kg" chart:class="chart:line">
            <chart:data-point chart:repeated="17"/>
          </chart:series>
          <chart:series chart:style-name="ch12" chart:values-cell-range-address="Sheet1.F14:Sheet1.F30" loext:label-string="1400kg" chart:class="chart:line">
            <chart:data-point chart:repeated="17"/>
          </chart:series>
          <chart:series chart:style-name="ch13" chart:values-cell-range-address="Sheet1.G14:Sheet1.G30" loext:label-string="1500kg" chart:class="chart:line">
            <chart:data-point chart:repeated="17"/>
          </chart:series>
          <chart:series chart:style-name="ch14" chart:values-cell-range-address="Sheet1.H14:Sheet1.H30" loext:label-string="1600kg" chart:class="chart:line">
            <chart:data-point chart:repeated="17"/>
          </chart:series>
          <chart:series chart:style-name="ch15" chart:values-cell-range-address="Sheet1.I14:Sheet1.I30" loext:label-string="1700kg" chart:class="chart:line">
            <chart:data-point chart:repeated="17"/>
          </chart:series>
          <chart:series chart:style-name="ch16" chart:values-cell-range-address="Sheet1.J14:Sheet1.J30" loext:label-string="1800kg" chart:class="chart:line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</table:table-cell>
              <table:table-cell office:value-type="string">
                <text:p>1200kg</text:p>
              </table:table-cell>
              <table:table-cell office:value-type="string">
                <text:p>1300kg</text:p>
              </table:table-cell>
              <table:table-cell office:value-type="string">
                <text:p>1400kg</text:p>
              </table:table-cell>
              <table:table-cell office:value-type="string">
                <text:p>1500kg</text:p>
              </table:table-cell>
              <table:table-cell office:value-type="string">
                <text:p>1600kg</text:p>
              </table:table-cell>
              <table:table-cell office:value-type="string">
                <text:p>1700kg</text:p>
              </table:table-cell>
              <table:table-cell office:value-type="string">
                <text:p>1800kg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4:Sheet1.A30</svg:desc>
                </draw:g>
              </table:table-cell>
              <table:table-cell office:value-type="float" office:value="13821.0491595447">
                <text:p>13821.0491595447</text:p>
                <draw:g>
                  <svg:desc>Sheet1.C14:Sheet1.C30</svg:desc>
                </draw:g>
              </table:table-cell>
              <table:table-cell office:value-type="float" office:value="6910.52457977236">
                <text:p>6910.52457977236</text:p>
                <draw:g>
                  <svg:desc>Sheet1.D14:Sheet1.D30</svg:desc>
                </draw:g>
              </table:table-cell>
              <table:table-cell office:value-type="float" office:value="7486.40162808673">
                <text:p>7486.40162808673</text:p>
                <draw:g>
                  <svg:desc>Sheet1.E14:Sheet1.E30</svg:desc>
                </draw:g>
              </table:table-cell>
              <table:table-cell office:value-type="float" office:value="8062.27867640109">
                <text:p>8062.27867640109</text:p>
                <draw:g>
                  <svg:desc>Sheet1.F14:Sheet1.F30</svg:desc>
                </draw:g>
              </table:table-cell>
              <table:table-cell office:value-type="float" office:value="8638.15572471545">
                <text:p>8638.15572471545</text:p>
                <draw:g>
                  <svg:desc>Sheet1.G14:Sheet1.G30</svg:desc>
                </draw:g>
              </table:table-cell>
              <table:table-cell office:value-type="float" office:value="9214.03277302981">
                <text:p>9214.03277302981</text:p>
                <draw:g>
                  <svg:desc>Sheet1.H14:Sheet1.H30</svg:desc>
                </draw:g>
              </table:table-cell>
              <table:table-cell office:value-type="float" office:value="9789.90982134418">
                <text:p>9789.90982134418</text:p>
                <draw:g>
                  <svg:desc>Sheet1.I14:Sheet1.I30</svg:desc>
                </draw:g>
              </table:table-cell>
              <table:table-cell office:value-type="float" office:value="10365.7868696585">
                <text:p>10365.7868696585</text:p>
                <draw:g>
                  <svg:desc>Sheet1.J14:Sheet1.J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272.88793237506">
                <text:p>9272.88793237506</text:p>
              </table:table-cell>
              <table:table-cell office:value-type="float" office:value="4636.44396618753">
                <text:p>4636.44396618753</text:p>
              </table:table-cell>
              <table:table-cell office:value-type="float" office:value="5022.81429670316">
                <text:p>5022.81429670316</text:p>
              </table:table-cell>
              <table:table-cell office:value-type="float" office:value="5409.18462721878">
                <text:p>5409.18462721878</text:p>
              </table:table-cell>
              <table:table-cell office:value-type="float" office:value="5795.55495773441">
                <text:p>5795.55495773441</text:p>
              </table:table-cell>
              <table:table-cell office:value-type="float" office:value="6181.92528825004">
                <text:p>6181.92528825004</text:p>
              </table:table-cell>
              <table:table-cell office:value-type="float" office:value="6568.29561876566">
                <text:p>6568.29561876566</text:p>
              </table:table-cell>
              <table:table-cell office:value-type="float" office:value="6954.66594928129">
                <text:p>6954.665949281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7.13056039141">
                <text:p>7017.13056039141</text:p>
              </table:table-cell>
              <table:table-cell office:value-type="float" office:value="3508.5652801957">
                <text:p>3508.5652801957</text:p>
              </table:table-cell>
              <table:table-cell office:value-type="float" office:value="3800.94572021201">
                <text:p>3800.94572021201</text:p>
              </table:table-cell>
              <table:table-cell office:value-type="float" office:value="4093.32616022832">
                <text:p>4093.32616022832</text:p>
              </table:table-cell>
              <table:table-cell office:value-type="float" office:value="4385.70660024463">
                <text:p>4385.70660024463</text:p>
              </table:table-cell>
              <table:table-cell office:value-type="float" office:value="4678.08704026094">
                <text:p>4678.08704026094</text:p>
              </table:table-cell>
              <table:table-cell office:value-type="float" office:value="4970.46748027725">
                <text:p>4970.46748027725</text:p>
              </table:table-cell>
              <table:table-cell office:value-type="float" office:value="5262.84792029356">
                <text:p>5262.847920293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678.883799566">
                <text:p>5678.883799566</text:p>
              </table:table-cell>
              <table:table-cell office:value-type="float" office:value="2839.441899783">
                <text:p>2839.441899783</text:p>
              </table:table-cell>
              <table:table-cell office:value-type="float" office:value="3076.06205809825">
                <text:p>3076.06205809825</text:p>
              </table:table-cell>
              <table:table-cell office:value-type="float" office:value="3312.6822164135">
                <text:p>3312.6822164135</text:p>
              </table:table-cell>
              <table:table-cell office:value-type="float" office:value="3549.30237472875">
                <text:p>3549.30237472875</text:p>
              </table:table-cell>
              <table:table-cell office:value-type="float" office:value="3785.922533044">
                <text:p>3785.922533044</text:p>
              </table:table-cell>
              <table:table-cell office:value-type="float" office:value="4022.54269135925">
                <text:p>4022.54269135925</text:p>
              </table:table-cell>
              <table:table-cell office:value-type="float" office:value="4259.1628496745">
                <text:p>4259.16284967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00">
                <text:p>4800</text:p>
              </table:table-cell>
              <table:table-cell office:value-type="float" office:value="2400">
                <text:p>2400</text:p>
              </table:table-cell>
              <table:table-cell office:value-type="float" office:value="2600">
                <text:p>2600</text:p>
              </table:table-cell>
              <table:table-cell office:value-type="float" office:value="2800">
                <text:p>2800</text:p>
              </table:table-cell>
              <table:table-cell office:value-type="float" office:value="3000">
                <text:p>3000</text:p>
              </table:table-cell>
              <table:table-cell office:value-type="float" office:value="3200">
                <text:p>3200</text:p>
              </table:table-cell>
              <table:table-cell office:value-type="float" office:value="3400">
                <text:p>34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184.27230949064">
                <text:p>4184.27230949064</text:p>
              </table:table-cell>
              <table:table-cell office:value-type="float" office:value="2092.13615474532">
                <text:p>2092.13615474532</text:p>
              </table:table-cell>
              <table:table-cell office:value-type="float" office:value="2266.48083430743">
                <text:p>2266.48083430743</text:p>
              </table:table-cell>
              <table:table-cell office:value-type="float" office:value="2440.82551386954">
                <text:p>2440.82551386954</text:p>
              </table:table-cell>
              <table:table-cell office:value-type="float" office:value="2615.17019343165">
                <text:p>2615.17019343165</text:p>
              </table:table-cell>
              <table:table-cell office:value-type="float" office:value="2789.51487299376">
                <text:p>2789.51487299376</text:p>
              </table:table-cell>
              <table:table-cell office:value-type="float" office:value="2963.85955255587">
                <text:p>2963.85955255587</text:p>
              </table:table-cell>
              <table:table-cell office:value-type="float" office:value="3138.20423211798">
                <text:p>3138.204232117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33.73718446499">
                <text:p>3733.73718446499</text:p>
              </table:table-cell>
              <table:table-cell office:value-type="float" office:value="1866.8685922325">
                <text:p>1866.8685922325</text:p>
              </table:table-cell>
              <table:table-cell office:value-type="float" office:value="2022.44097491854">
                <text:p>2022.44097491854</text:p>
              </table:table-cell>
              <table:table-cell office:value-type="float" office:value="2178.01335760458">
                <text:p>2178.01335760458</text:p>
              </table:table-cell>
              <table:table-cell office:value-type="float" office:value="2333.58574029062">
                <text:p>2333.58574029062</text:p>
              </table:table-cell>
              <table:table-cell office:value-type="float" office:value="2489.15812297666">
                <text:p>2489.15812297666</text:p>
              </table:table-cell>
              <table:table-cell office:value-type="float" office:value="2644.7305056627">
                <text:p>2644.7305056627</text:p>
              </table:table-cell>
              <table:table-cell office:value-type="float" office:value="2800.30288834874">
                <text:p>2800.302888348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394.11254969543">
                <text:p>3394.11254969543</text:p>
              </table:table-cell>
              <table:table-cell office:value-type="float" office:value="1697.05627484771">
                <text:p>1697.05627484771</text:p>
              </table:table-cell>
              <table:table-cell office:value-type="float" office:value="1838.47763108502">
                <text:p>1838.47763108502</text:p>
              </table:table-cell>
              <table:table-cell office:value-type="float" office:value="1979.89898732233">
                <text:p>1979.89898732233</text:p>
              </table:table-cell>
              <table:table-cell office:value-type="float" office:value="2121.32034355964">
                <text:p>2121.32034355964</text:p>
              </table:table-cell>
              <table:table-cell office:value-type="float" office:value="2262.74169979695">
                <text:p>2262.74169979695</text:p>
              </table:table-cell>
              <table:table-cell office:value-type="float" office:value="2404.16305603426">
                <text:p>2404.16305603426</text:p>
              </table:table-cell>
              <table:table-cell office:value-type="float" office:value="2545.58441227157">
                <text:p>2545.584412271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32.97749439747">
                <text:p>3132.97749439747</text:p>
              </table:table-cell>
              <table:table-cell office:value-type="float" office:value="1566.48874719873">
                <text:p>1566.48874719873</text:p>
              </table:table-cell>
              <table:table-cell office:value-type="float" office:value="1697.02947613196">
                <text:p>1697.02947613196</text:p>
              </table:table-cell>
              <table:table-cell office:value-type="float" office:value="1827.57020506519">
                <text:p>1827.57020506519</text:p>
              </table:table-cell>
              <table:table-cell office:value-type="float" office:value="1958.11093399842">
                <text:p>1958.11093399842</text:p>
              </table:table-cell>
              <table:table-cell office:value-type="float" office:value="2088.65166293165">
                <text:p>2088.65166293165</text:p>
              </table:table-cell>
              <table:table-cell office:value-type="float" office:value="2219.19239186487">
                <text:p>2219.19239186487</text:p>
              </table:table-cell>
              <table:table-cell office:value-type="float" office:value="2349.7331207981">
                <text:p>2349.73312079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29.85901302749">
                <text:p>2929.85901302749</text:p>
              </table:table-cell>
              <table:table-cell office:value-type="float" office:value="1464.92950651375">
                <text:p>1464.92950651375</text:p>
              </table:table-cell>
              <table:table-cell office:value-type="float" office:value="1587.00696538989">
                <text:p>1587.00696538989</text:p>
              </table:table-cell>
              <table:table-cell office:value-type="float" office:value="1709.08442426604">
                <text:p>1709.08442426604</text:p>
              </table:table-cell>
              <table:table-cell office:value-type="float" office:value="1831.16188314218">
                <text:p>1831.16188314218</text:p>
              </table:table-cell>
              <table:table-cell office:value-type="float" office:value="1953.23934201833">
                <text:p>1953.23934201833</text:p>
              </table:table-cell>
              <table:table-cell office:value-type="float" office:value="2075.31680089448">
                <text:p>2075.31680089448</text:p>
              </table:table-cell>
              <table:table-cell office:value-type="float" office:value="2197.39425977062">
                <text:p>2197.39425977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71.2812921102">
                <text:p>2771.2812921102</text:p>
              </table:table-cell>
              <table:table-cell office:value-type="float" office:value="1385.6406460551">
                <text:p>1385.6406460551</text:p>
              </table:table-cell>
              <table:table-cell office:value-type="float" office:value="1501.11069989303">
                <text:p>1501.11069989303</text:p>
              </table:table-cell>
              <table:table-cell office:value-type="float" office:value="1616.58075373095">
                <text:p>1616.58075373095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1847.5208614068">
                <text:p>1847.5208614068</text:p>
              </table:table-cell>
              <table:table-cell office:value-type="float" office:value="1962.99091524473">
                <text:p>1962.99091524473</text:p>
              </table:table-cell>
              <table:table-cell office:value-type="float" office:value="2078.46096908265">
                <text:p>2078.460969082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648.10700550998">
                <text:p>2648.10700550998</text:p>
              </table:table-cell>
              <table:table-cell office:value-type="float" office:value="1324.05350275499">
                <text:p>1324.05350275499</text:p>
              </table:table-cell>
              <table:table-cell office:value-type="float" office:value="1434.39129465124">
                <text:p>1434.39129465124</text:p>
              </table:table-cell>
              <table:table-cell office:value-type="float" office:value="1544.72908654749">
                <text:p>1544.72908654749</text:p>
              </table:table-cell>
              <table:table-cell office:value-type="float" office:value="1655.06687844374">
                <text:p>1655.06687844374</text:p>
              </table:table-cell>
              <table:table-cell office:value-type="float" office:value="1765.40467033999">
                <text:p>1765.40467033999</text:p>
              </table:table-cell>
              <table:table-cell office:value-type="float" office:value="1875.74246223624">
                <text:p>1875.74246223624</text:p>
              </table:table-cell>
              <table:table-cell office:value-type="float" office:value="1986.08025413249">
                <text:p>1986.080254132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54.02665394219">
                <text:p>2554.02665394219</text:p>
              </table:table-cell>
              <table:table-cell office:value-type="float" office:value="1277.01332697109">
                <text:p>1277.01332697109</text:p>
              </table:table-cell>
              <table:table-cell office:value-type="float" office:value="1383.43110421869">
                <text:p>1383.43110421869</text:p>
              </table:table-cell>
              <table:table-cell office:value-type="float" office:value="1489.84888146628">
                <text:p>1489.84888146628</text:p>
              </table:table-cell>
              <table:table-cell office:value-type="float" office:value="1596.26665871387">
                <text:p>1596.26665871387</text:p>
              </table:table-cell>
              <table:table-cell office:value-type="float" office:value="1702.68443596146">
                <text:p>1702.68443596146</text:p>
              </table:table-cell>
              <table:table-cell office:value-type="float" office:value="1809.10221320905">
                <text:p>1809.10221320905</text:p>
              </table:table-cell>
              <table:table-cell office:value-type="float" office:value="1915.51999045664">
                <text:p>1915.519990456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84.6628329842">
                <text:p>2484.6628329842</text:p>
              </table:table-cell>
              <table:table-cell office:value-type="float" office:value="1242.3314164921">
                <text:p>1242.3314164921</text:p>
              </table:table-cell>
              <table:table-cell office:value-type="float" office:value="1345.85903453311">
                <text:p>1345.85903453311</text:p>
              </table:table-cell>
              <table:table-cell office:value-type="float" office:value="1449.38665257412">
                <text:p>1449.38665257412</text:p>
              </table:table-cell>
              <table:table-cell office:value-type="float" office:value="1552.91427061512">
                <text:p>1552.91427061512</text:p>
              </table:table-cell>
              <table:table-cell office:value-type="float" office:value="1656.44188865613">
                <text:p>1656.44188865613</text:p>
              </table:table-cell>
              <table:table-cell office:value-type="float" office:value="1759.96950669714">
                <text:p>1759.96950669714</text:p>
              </table:table-cell>
              <table:table-cell office:value-type="float" office:value="1863.49712473815">
                <text:p>1863.497124738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37.02386852579">
                <text:p>2437.02386852579</text:p>
              </table:table-cell>
              <table:table-cell office:value-type="float" office:value="1218.51193426289">
                <text:p>1218.51193426289</text:p>
              </table:table-cell>
              <table:table-cell office:value-type="float" office:value="1320.05459545147">
                <text:p>1320.05459545147</text:p>
              </table:table-cell>
              <table:table-cell office:value-type="float" office:value="1421.59725664004">
                <text:p>1421.59725664004</text:p>
              </table:table-cell>
              <table:table-cell office:value-type="float" office:value="1523.13991782862">
                <text:p>1523.13991782862</text:p>
              </table:table-cell>
              <table:table-cell office:value-type="float" office:value="1624.68257901719">
                <text:p>1624.68257901719</text:p>
              </table:table-cell>
              <table:table-cell office:value-type="float" office:value="1726.22524020577">
                <text:p>1726.22524020577</text:p>
              </table:table-cell>
              <table:table-cell office:value-type="float" office:value="1827.76790139434">
                <text:p>1827.767901394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409.16761010403">
                <text:p>2409.16761010403</text:p>
              </table:table-cell>
              <table:table-cell office:value-type="float" office:value="1204.58380505202">
                <text:p>1204.58380505202</text:p>
              </table:table-cell>
              <table:table-cell office:value-type="float" office:value="1304.96578880635">
                <text:p>1304.96578880635</text:p>
              </table:table-cell>
              <table:table-cell office:value-type="float" office:value="1405.34777256069">
                <text:p>1405.34777256069</text:p>
              </table:table-cell>
              <table:table-cell office:value-type="float" office:value="1505.72975631502">
                <text:p>1505.72975631502</text:p>
              </table:table-cell>
              <table:table-cell office:value-type="float" office:value="1606.11174006936">
                <text:p>1606.11174006936</text:p>
              </table:table-cell>
              <table:table-cell office:value-type="float" office:value="1706.49372382369">
                <text:p>1706.49372382369</text:p>
              </table:table-cell>
              <table:table-cell office:value-type="float" office:value="1806.87570757803">
                <text:p>1806.875707578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